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32A4B2F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b1f6f" draw:fill="solid" draw:fill-color="#83caff" draw:textarea-horizontal-align="justify" draw:textarea-vertical-align="middle" draw:auto-grow-height="false" fo:min-height="4.24cm" fo:min-width="3.99cm" draw:shadow-offset-x="0.203cm" draw:shadow-offset-y="0.203cm"/>
    </style:style>
    <style:style style:name="gr2" style:family="graphic" style:parent-style-name="Object_20_with_20_no_20_fill_20_and_20_no_20_line">
      <style:graphic-properties svg:stroke-color="#4b1f6f" draw:fill="solid" draw:fill-color="#83caff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420e" draw:fill="solid" draw:fill-color="#ff950e" draw:textarea-horizontal-align="justify" draw:textarea-vertical-align="middle" draw:auto-grow-height="false" fo:min-height="7.878cm" fo:min-width="1.278cm" draw:shadow-offset-x="0.203cm" draw:shadow-offset-y="0.20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6.35cm" svg:x="1.27cm" svg:y="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54cm" svg:height="2.794cm" svg:x="3.202cm" svg:y="2.348cm">
          <draw:image xlink:href="Pictures/100002010000008000000080932A4B2F.png" xlink:type="simple" xlink:show="embed" xlink:actuate="onLoad">
            <text:p/>
          </draw:image>
        </draw:frame>
        <draw:custom-shape draw:style-name="gr1" draw:text-style-name="P1" draw:layer="layout" svg:width="6.35cm" svg:height="6.35cm" svg:x="7.671cm" svg:y="0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54cm" svg:height="2.794cm" svg:x="9.603cm" svg:y="2.349cm">
          <draw:image xlink:href="Pictures/100002010000008000000080932A4B2F.png" xlink:type="simple" xlink:show="embed" xlink:actuate="onLoad">
            <text:p/>
          </draw:image>
        </draw:frame>
        <draw:custom-shape draw:style-name="gr1" draw:text-style-name="P1" draw:layer="layout" svg:width="6.35cm" svg:height="6.35cm" svg:x="14.071cm" svg:y="0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54cm" svg:height="2.794cm" svg:x="16.003cm" svg:y="2.349cm">
          <draw:image xlink:href="Pictures/100002010000008000000080932A4B2F.png" xlink:type="simple" xlink:show="embed" xlink:actuate="onLoad">
            <text:p/>
          </draw:image>
        </draw:frame>
        <draw:custom-shape draw:style-name="gr1" draw:text-style-name="P1" draw:layer="layout" svg:width="6.35cm" svg:height="6.35cm" svg:x="20.472cm" svg:y="0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54cm" svg:height="2.794cm" svg:x="22.404cm" svg:y="2.35cm">
          <draw:image xlink:href="Pictures/100002010000008000000080932A4B2F.png" xlink:type="simple" xlink:show="embed" xlink:actuate="onLoad">
            <text:p/>
          </draw:image>
        </draw:frame>
        <draw:custom-shape draw:style-name="gr1" draw:text-style-name="P1" draw:layer="layout" svg:width="6.35cm" svg:height="6.35cm" svg:x="3.048cm" svg:y="9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54cm" svg:height="2.794cm" svg:x="4.981cm" svg:y="11.549cm">
          <draw:image xlink:href="Pictures/100002010000008000000080932A4B2F.png" xlink:type="simple" xlink:show="embed" xlink:actuate="onLoad">
            <text:p/>
          </draw:image>
        </draw:frame>
        <draw:custom-shape draw:style-name="gr1" draw:text-style-name="P1" draw:layer="layout" svg:width="6.35cm" svg:height="6.35cm" svg:x="7.672cm" svg:y="9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54cm" svg:height="2.794cm" svg:x="9.604cm" svg:y="11.55cm">
          <draw:image xlink:href="Pictures/100002010000008000000080932A4B2F.png" xlink:type="simple" xlink:show="embed" xlink:actuate="onLoad">
            <text:p/>
          </draw:image>
        </draw:frame>
        <draw:custom-shape draw:style-name="gr1" draw:text-style-name="P1" draw:layer="layout" svg:width="6.35cm" svg:height="6.35cm" svg:x="18.694cm" svg:y="9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54cm" svg:height="2.794cm" svg:x="20.626cm" svg:y="11.551cm">
          <draw:image xlink:href="Pictures/100002010000008000000080932A4B2F.png" xlink:type="simple" xlink:show="embed" xlink:actuate="onLoad">
            <text:p/>
          </draw:image>
        </draw:frame>
        <draw:custom-shape draw:style-name="gr1" draw:text-style-name="P1" draw:layer="layout" svg:width="6.35cm" svg:height="6.35cm" svg:x="14.072cm" svg:y="9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54cm" svg:height="2.794cm" svg:x="16.004cm" svg:y="11.55cm">
          <draw:image xlink:href="Pictures/100002010000008000000080932A4B2F.png" xlink:type="simple" xlink:show="embed" xlink:actuate="onLoad">
            <text:p/>
          </draw:image>
        </draw:frame>
        <draw:custom-shape draw:style-name="gr3" draw:text-style-name="P1" draw:layer="layout" svg:width="1.778cm" svg:height="8.128cm" svg:x="1.27cm" svg:y="9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.27cm" svg:y1="8.444cm" svg:x2="26.873cm" svg:y2="8.444cm">
          <text:p/>
        </draw:line>
        <draw:custom-shape draw:style-name="gr3" draw:text-style-name="P1" draw:layer="layout" svg:width="1.778cm" svg:height="8.128cm" svg:x="25.095cm" svg:y="9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.27cm" svg:y1="17.288cm" svg:x2="1.27cm" svg:y2="0.724cm">
          <text:p/>
        </draw:line>
        <draw:line draw:style-name="gr5" draw:text-style-name="P1" draw:layer="layout" svg:x1="26.873cm" svg:y1="17.288cm" svg:x2="26.873cm" svg:y2="0.724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950e" draw:marker-start-width="0.2cm" draw:marker-start-center="false" draw:marker-end-width="0.2cm" draw:marker-end-center="false" draw:fill="bitmap" draw:fill-color="#c5000b" draw:fill-image-name="Empty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ndotux </meta:initial-creator>
    <meta:creation-date>2015-01-26T13:51:46.716680412</meta:creation-date>
    <dc:date>2015-01-26T14:11:53.034897891</dc:date>
    <dc:creator>Sendotux </dc:creator>
    <meta:editing-duration>PT4M55S</meta:editing-duration>
    <meta:editing-cycles>1</meta:editing-cycles>
    <meta:document-statistic meta:object-count="44"/>
    <meta:generator>LibreOffice/4.3.3.2$Linux_X86_64 LibreOffice_project/430m0$Build-2</meta:generator>
  </office:meta>
</office:document-meta>
</file>